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etji da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ončno črte!<text:line-break/><text:span text:style-name="T1">In pa res kratke prosojn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aj zna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znamo strojno in programsko opremo ki jo uporabljamo</text:p>
                <text:p/>
              </text:list-item>
              <text:list-item>
                <text:p>Robota znamo voditi v vseh smereh</text:p>
                <text:p/>
              </text:list-item>
              <text:list-item>
                <text:p>Znamo zaznavati okol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Kaj nas čaka danes?</text:p>
          </draw:text-box>
        </draw:frame>
        <draw:frame presentation:style-name="pr4" draw:layer="layout" svg:width="28cm" svg:height="17.444cm" svg:x="0cm" svg:y="3.556cm" presentation:class="outline" presentation:user-transformed="true">
          <draw:text-box>
            <text:list text:style-name="L2">
              <text:list-item>
                <text:p>Naučiti robota slediti črti</text:p>
                <text:list>
                  <text:list-item>
                    <text:p>Tri težavnosti in predloge</text:p>
                  </text:list-item>
                  <text:list-item>
                    <text:p>Proti koncu dneva imamo “tekmovanje”</text:p>
                    <text:list>
                      <text:list-item>
                        <text:p>Najhitrejši robot do konca zmaga</text:p>
                      </text:list-item>
                      <text:list-item>
                        <text:p>Nagrade najverjetneje ni...</text:p>
                      </text:list-item>
                    </text:list>
                  </text:list-item>
                </text:list>
              </text:list-item>
              <text:list-item>
                <text:p>V primeru da vam bo dolgčas</text:p>
                <text:list>
                  <text:list-item>
                    <text:p>Dobite lahko analogen joystick, ki ga priklopite na Arduino</text:p>
                    <text:list>
                      <text:list-item>
                        <text:p>Imamo le enega</text:p>
                      </text:list-item>
                    </text:list>
                  </text:list-item>
                  <text:list-item>
                    <text:p>Dobite RaspberryPi, in če je prost lahko analogen joystick</text:p>
                    <text:list>
                      <text:list-item>
                        <text:p>Vaš cilj je voditi robota preko joysticka oz uporabit Pi za vodenj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kšno vprašanje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šujte, sprašujte, sprašujte</text:p>
                <text:list>
                  <text:list-item>
                    <text:p>Strojna, programska oprema</text:p>
                  </text:list-item>
                  <text:list-item>
                    <text:p>Razjasnitev nejasnosti</text:p>
                  </text:list-item>
                </text:list>
                <text:p/>
              </text:list-item>
              <text:list-item>
                <text:p>Neumnih vprašanj ni</text:p>
                <text:p/>
              </text:list-item>
              <text:list-item>
                <text:p>Testirajte testirajte testiraj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ha </meta:initial-creator>
    <meta:creation-date>2015-08-23T07:00:49.034279297</meta:creation-date>
    <dc:date>2015-08-24T14:25:21.366879750</dc:date>
    <dc:creator>Miha </dc:creator>
    <meta:editing-duration>PT12M15S</meta:editing-duration>
    <meta:editing-cycles>5</meta:editing-cycles>
    <meta:generator>LibreOffice/4.3.4.1$Linux_X86_64 LibreOffice_project/bc356b2f991740509f321d70e4512a6a54c5f243</meta:generator>
    <meta:document-statistic meta:object-count="37"/>
  </office:meta>
</office:document-meta>
</file>